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officeooo:rsid="0006a7d6" officeooo:paragraph-rsid="0006a7d6" style:font-weight-asian="bold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officeooo:rsid="0008241d" officeooo:paragraph-rsid="0008241d" style:font-weight-asian="bold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3d4de" officeooo:paragraph-rsid="0006a7d6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officeooo:paragraph-rsid="0008241d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8pt" fo:font-style="italic" officeooo:rsid="0008241d" officeooo:paragraph-rsid="0008241d" style:font-size-asian="8pt" style:font-style-asian="italic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8pt" fo:font-style="normal" officeooo:rsid="0008241d" officeooo:paragraph-rsid="0008241d" style:font-size-asian="8pt" style:font-style-asian="normal" style:font-name-complex="Arial" style:font-style-complex="normal"/>
    </style:style>
    <style:style style:name="P25" style:family="paragraph" style:parent-style-name="Heading_20_1">
      <style:text-properties fo:font-size="12pt" style:font-size-asian="12pt"/>
    </style:style>
    <style:style style:name="P26" style:family="paragraph" style:parent-style-name="Heading_20_3">
      <style:text-properties fo:font-style="normal" officeooo:rsid="0006a7d6" officeooo:paragraph-rsid="0006a7d6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6a7d6" style:font-name-asian="Arial"/>
    </style:style>
    <style:style style:name="T4" style:family="text">
      <style:text-properties officeooo:rsid="0008241d" style:font-name-asian="Arial"/>
    </style:style>
    <style:style style:name="T5" style:family="text">
      <style:text-properties officeooo:rsid="0006a7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5" text:outline-level="1">Caso de Uso</text:h>
          </table:table-cell>
          <table:table-cell table:style-name="Tabla1.B1" table:number-columns-spanned="5" office:value-type="string">
            <text:h text:style-name="P26" text:outline-level="3">Recetar medicam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?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14"><text:span text:style-name="T5">Médico</text:span>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1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7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7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14">Debe de existir una cita <text:span text:style-name="T5">o visita entre</text:span> el paciente y el <text:span text:style-name="T5">médi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14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0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0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15">El <text:span text:style-name="T5">médico</text:span> <text:span text:style-name="T5">receta</text:span> el <text:span text:style-name="T5">medicamento necesario para el </text:span>tratamiento que el paciente necesite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6">Se proporciona el medicamento que el paciente necesita.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1"><text:span text:style-name="T5">Médico</text:span>: <text:span text:style-name="T5">Diagnostica el estado o enfermedad del paciente </text:span>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19">2</text:p>
          </table:table-cell>
          <table:table-cell table:style-name="Tabla4.B3" office:value-type="string">
            <text:p text:style-name="P21"><text:span text:style-name="T5">Receta a través del sistema el medicamento que ve conveniente para el paciente</text:span></text:p>
          </table:table-cell>
          <table:table-cell table:style-name="Tabla4.C3" office:value-type="string">
            <text:p text:style-name="P5"/>
          </table:table-cell>
          <table:table-cell table:style-name="Tabla4.D3" office:value-type="string">
            <text:p text:style-name="P6"/>
          </table:table-cell>
        </table:table-row>
        <table:table-row table:style-name="Tabla4.2">
          <table:table-cell table:style-name="Tabla4.A4" office:value-type="string">
            <text:p text:style-name="P4"/>
          </table:table-cell>
          <table:table-cell table:style-name="Tabla4.B4" office:value-type="string">
            <text:p text:style-name="P9"/>
          </table:table-cell>
          <table:table-cell table:style-name="Tabla4.C4" office:value-type="string">
            <text:p text:style-name="P19">3</text:p>
          </table:table-cell>
          <table:table-cell table:style-name="Tabla4.D4" office:value-type="string">
            <text:p text:style-name="P9"><text:span text:style-name="T2">El sistema </text:span><text:span text:style-name="T3">registra la receta.</text:span>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1a</text:p>
          </table:table-cell>
          <table:table-cell table:style-name="Tabla5.B2" table:number-columns-spanned="4" office:value-type="string">
            <text:p text:style-name="P9"><text:span text:style-name="T1"><text:s/></text:span><text:span text:style-name="T4">Cambiar receta, e</text:span><text:span text:style-name="T2">n caso de que </text:span><text:span text:style-name="T4">al médico se le haya olvidado un medicamento o se haya equivocad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20">1b</text:p>
          </table:table-cell>
          <table:table-cell table:style-name="Tabla5.B3" table:number-columns-spanned="4" office:value-type="string">
            <text:p text:style-name="P22"><text:span text:style-name="T4">Cancelar receta, e</text:span><text:span text:style-name="T2">n caso de que </text:span><text:span text:style-name="T4">al médico cambie de opinión respecto a la receta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3">Normalmente una vez por cada cita que atiende el médico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Importancia</text:p>
          </table:table-cell>
          <table:covered-table-cell/>
          <table:table-cell table:style-name="Tabla5.C6" office:value-type="string">
            <text:p text:style-name="P24">ALt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4">Media</text:p>
          </table:table-cell>
        </table:table-row>
        <table:table-row table:style-name="Tabla5.1">
          <table:table-cell table:style-name="Tabla5.A7" table:number-columns-spanned="2" office:value-type="string">
            <text:p text:style-name="P3">Estado</text:p>
          </table:table-cell>
          <table:covered-table-cell/>
          <table:table-cell table:style-name="Tabla5.C7" office:value-type="string">
            <text:p text:style-name="P2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3T21:17:58.800732389</dc:date>
    <meta:print-date>2012-03-13T15:37:00</meta:print-date>
    <meta:editing-cycles>10</meta:editing-cycles>
    <meta:editing-duration>PT47M36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177" meta:character-count="1067" meta:non-whitespace-character-count="936"/>
  </office:meta>
</office:document-meta>
</file>